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cm" svg:stroke-color="#dd4814" draw:marker-start-width="0.35cm" draw:marker-end-width="0.35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2.3cm" svg:x="15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cm" svg:height="2.3cm" svg:x="15.2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cm" svg:height="2.3cm" svg:x="0.7cm" svg:y="1.9cm">
          <text:p text:style-name="P1"><text:span text:style-name="T1">Grab</text:span></text:p>
          <text:p text:style-name="P1"><text:span text:style-name="T1">fram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2cm" svg:height="3.7cm" svg:x="0.1cm" svg:y="6.5cm">
          <text:p text:style-name="P2"><text:span text:style-name="T2">OriginalFrame</text:span></text:p>
          <text:p text:style-name="P2"><text:span text:style-name="T2">PrevOriginalFrame</text:span></text:p>
          <text:p text:style-name="P2"><text:span text:style-name="T2">OriginalFrameBlur</text:span></text:p>
          <text:p text:style-name="P2"><text:span text:style-name="T2">OriginalFrameGray</text:span></text:p>
          <text:p text:style-name="P2"><text:span text:style-name="T2">OriginalFrameBlur</text:span></text:p>
          <text:p text:style-name="P2"><text:span text:style-name="T2">OriginalFrameHSV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2.3cm" svg:x="5.4cm" svg:y="0.2cm">
          <text:p text:style-name="P1"><text:span text:style-name="T1">Difference</text:span></text:p>
          <text:p text:style-name="P1"><text:span text:style-name="T1">mas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2.3cm" svg:x="5.4cm" svg:y="3.6cm">
          <text:p text:style-name="P1"><text:span text:style-name="T1">Skin</text:span></text:p>
          <text:p text:style-name="P1"><text:span text:style-name="T1">mask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4cm" svg:height="2.3cm" svg:x="10.3cm" svg:y="1.9cm">
          <text:p text:style-name="P1"><text:span text:style-name="T1">Background</text:span></text:p>
          <text:p text:style-name="P1"><text:span text:style-name="T1">mask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1.6cm" svg:x="4.075cm" svg:y="0.7cm">
          <text:p/>
          <draw:enhanced-geometry svg:viewBox="0 0 21600 21600" draw:text-areas="0 ?f0 ?f5 ?f2" draw:type="right-arrow" draw:modifiers="8798.22419533851 6179.13803872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9cm" svg:height="1.6cm" svg:x="9.075cm" svg:y="2.1cm">
          <text:p/>
          <draw:enhanced-geometry svg:viewBox="0 0 21600 21600" draw:text-areas="0 ?f0 ?f5 ?f2" draw:type="right-arrow" draw:modifiers="8798.22419533851 6179.13803872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4" draw:text-style-name="P3" draw:layer="layout" svg:x1="8.8cm" svg:y1="1.35cm" svg:x2="12cm" svg:y2="1.9cm" draw:end-shape="id1" draw:end-glue-point="0" svg:d="m8800 1350h3200v550">
          <text:p/>
        </draw:connector>
        <draw:connector draw:style-name="gr4" draw:text-style-name="P3" draw:layer="layout" svg:x1="8.8cm" svg:y1="4.75cm" svg:x2="12cm" svg:y2="4.2cm" draw:end-shape="id1" draw:end-glue-point="2" svg:d="m8800 4750h3200v-550">
          <text:p/>
        </draw:connector>
        <draw:custom-shape draw:style-name="gr3" draw:text-style-name="P3" draw:layer="layout" svg:width="0.9cm" svg:height="1.6cm" svg:x="4.075cm" svg:y="3.8cm">
          <text:p/>
          <draw:enhanced-geometry svg:viewBox="0 0 21600 21600" draw:text-areas="0 ?f0 ?f5 ?f2" draw:type="right-arrow" draw:modifiers="8798.22419533851 6179.13803872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4" draw:text-style-name="P3" draw:layer="layout" svg:x1="2.2cm" svg:y1="6.5cm" svg:x2="2.2cm" svg:y2="4.2cm" draw:start-shape="id2" draw:start-glue-point="0" draw:end-shape="id3" draw:end-glue-point="2" svg:d="m2200 6500v-2300">
          <text:p/>
        </draw:connector>
        <draw:custom-shape draw:style-name="gr2" draw:text-style-name="P1" draw:layer="layout" svg:width="3.1cm" svg:height="2.3cm" svg:x="15.2cm" svg:y="1.9cm">
          <text:p text:style-name="P1"><text:span text:style-name="T1">Find seed</text:span></text:p>
          <text:p text:style-name="P1"><text:span text:style-name="T1">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1.6cm" svg:x="13.975cm" svg:y="2.1cm">
          <text:p/>
          <draw:enhanced-geometry svg:viewBox="0 0 21600 21600" draw:text-areas="0 ?f0 ?f5 ?f2" draw:type="right-arrow" draw:modifiers="8798.22419533851 6179.13803872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3.1cm" svg:height="2.3cm" svg:x="15.4cm" svg:y="6.3cm">
          <text:p text:style-name="P4"><text:span text:style-name="T3">Flood</text:span></text:p>
          <text:p text:style-name="P4"><text:span text:style-name="T3">mask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1.2cm" svg:x="15.9cm" svg:y="4.5cm">
          <text:p/>
          <draw:enhanced-geometry svg:viewBox="0 0 21600 21600" draw:text-areas="?f0 0 ?f2 ?f5" draw:type="down-arrow" draw:modifiers="9436.51226158038 5626.6489007328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esar Castro</meta:initial-creator>
    <meta:creation-date>2013-04-22T13:09:19</meta:creation-date>
    <dc:date>2013-04-22T13:47:05</dc:date>
    <dc:creator>Cesar Castro</dc:creator>
    <meta:editing-duration>PT31M39S</meta:editing-duration>
    <meta:editing-cycles>7</meta:editing-cycles>
    <meta:generator>LibreOffice/3.6$Linux_X86_64 LibreOffice_project/360m1$Build-2</meta:generator>
    <meta:document-statistic meta:object-count="17"/>
  </office:meta>
</office:document-meta>
</file>